
<file path=META-INF/manifest.xml><?xml version="1.0" encoding="utf-8"?>
<manifest:manifest xmlns:office="urn:oasis:names:tc:opendocument:xmlns:office:1.0" xmlns:text="urn:oasis:names:tc:opendocument:xmlns:text:1.0" xmlns:dc="http://purl.org/dc/elements/1.1/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text"/>
</manifest:manifest>
</file>

<file path=content.xml><?xml version="1.0" encoding="utf-8"?>
<office:document-content xmlns:office="urn:oasis:names:tc:opendocument:xmlns:office:1.0" xmlns:text="urn:oasis:names:tc:opendocument:xmlns:text:1.0" xmlns:dc="http://purl.org/dc/elements/1.1/" xmlns:meta="urn:oasis:names:tc:opendocument:xmlns:meta:1.0" xmlns:manifest="urn:oasis:names:tc:opendocument:xmlns:manifest:1.0" office:version="1.2">
  <office:automatic-styles/>
  <office:body>
    <office:text>
      <text:h text:outline-level="1">Team Meeting Notes</text:h>
      <text:p>Date: March 15, 2024</text:p>
      <text:p>Attendees: Alice, Bob, Carol, Dave</text:p>
      <text:h text:outline-level="2">Agenda Items</text:h>
      <text:p>1. Sprint review</text:p>
      <text:p>2. Q2 planning</text:p>
      <text:p>3. Infrastructure update</text:p>
      <text:h text:outline-level="2">Action Items</text:h>
      <text:p>Alice: Update deployment scripts by Friday.</text:p>
      <text:p>Bob: Review pull requests for the auth module.</text:p>
      <text:p>Carol: Finalize Q2 roadmap document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dc="http://purl.org/dc/elements/1.1/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dc="http://purl.org/dc/elements/1.1/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dc:title>Team Meeting Notes</dc:title>
    <meta:generator>ODFPY/1.4.1</meta:generator>
  </office:meta>
</office:document-meta>
</file>